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style="normal" style:font-style-asian="normal" style:font-style-complex="normal"/>
    </style:style>
    <style:style style:name="P6" style:family="paragraph" style:parent-style-name="Standard" style:list-style-name="L1">
      <style:text-properties style:font-name="Times New Roman" fo:font-style="normal" style:font-style-asian="normal" style:font-style-complex="normal"/>
    </style:style>
    <style:style style:name="P7" style:family="paragraph" style:parent-style-name="Standard" style:list-style-name="L1">
      <style:text-properties style:font-name="Times New Roman" fo:font-style="normal" style:text-underline-style="none" style:font-style-asian="normal" style:font-style-complex="normal"/>
    </style:style>
    <style:style style:name="P8" style:family="paragraph" style:parent-style-name="Standard" style:list-style-name="L1">
      <style:text-properties style:font-name="Times New Roman"/>
    </style:style>
    <style:style style:name="P9" style:family="paragraph" style:parent-style-name="Standard" style:list-style-name="L1">
      <style:text-properties style:font-name="Times New Roman" fo:font-style="italic" style:text-underline-style="none" style:font-style-asian="italic" style:font-style-complex="italic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style:font-name="Courier New" fo:font-weight="normal" style:font-weight-asian="normal" style:font-weight-complex="normal"/>
    </style:style>
    <style:style style:name="T2" style:family="text">
      <style:text-properties style:font-name="Courier New" fo:font-style="normal" style:font-style-asian="normal" style:font-style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tyle="normal" style:font-style-asian="normal" style:font-style-complex="normal"/>
    </style:style>
    <style:style style:name="T5" style:family="text">
      <style:text-properties style:font-name="Times New Roman" fo:font-weight="normal" style:font-weight-asian="normal" style:font-weight-complex="normal"/>
    </style:style>
    <style:style style:name="T6" style:family="text">
      <style:text-properties style:font-name="Times New Roman" fo:font-style="italic" style:font-style-asian="italic" style:font-style-complex="italic"/>
    </style:style>
    <style:style style:name="T7" style:family="text">
      <style:text-properties style:font-name="Times New Roman" fo:font-style="italic" style:text-underline-style="none" style:font-style-asian="italic" style:font-style-complex="italic"/>
    </style:style>
    <style:style style:name="T8" style:family="text">
      <style:text-properties style:font-name="Times New Roman" style:text-underline-style="non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ule 1 - <text:s/>Concept of Object Oriented Programming</text:p>
      <text:p text:style-name="Standard"/>
      <text:p text:style-name="P2">Chapter 6 – Classes, Methods and Instances</text:p>
      <text:p text:style-name="Standard"/>
      <text:p text:style-name="P1">Questionnaire</text:p>
      <text:p text:style-name="Standard"/>
      <text:list xml:id="list41409720" text:style-name="L1">
        <text:list-item>
          <text:p text:style-name="P4"><text:span text:style-name="T4">How do we call functions belonging to a particular class?</text:span><text:span text:style-name="T6"><text:line-break/></text:span></text:p>
        </text:list-item>
        <text:list-item>
          <text:p text:style-name="P6">For which object(s) do methods describe how to perform actions?<text:line-break/></text:p>
        </text:list-item>
        <text:list-item>
          <text:p text:style-name="P6">What are the two ways to refer to the current object members from within a class method in eC?<text:line-break/></text:p>
        </text:list-item>
        <text:list-item>
          <text:p text:style-name="P4"><text:span text:style-name="T4">Rewrite this code from last chapter in the object-oriented eC syntax. Include the full definition for MyThing (a was an 'int', b was a 'String').<text:line-break/></text:span><text:span text:style-name="T2">void DoSomethingWith(MyThing thing)<text:line-break/>{<text:line-break/> <text:s text:c="2"/>thing.a = 20;<text:line-break/> <text:s text:c="2"/>thing.b = "gone";<text:line-break/>}<text:line-break/>MyThing myThing { 45, "mine" };<text:line-break/>DoSomethingWith(myThing);<text:line-break/></text:span></text:p>
        </text:list-item>
        <text:list-item>
          <text:p text:style-name="P6">What operator is used to access methods from an object?<text:line-break/></text:p>
        </text:list-item>
        <text:list-item>
          <text:p text:style-name="P6">Name an advantage of the eC 'struct' type of classes over its other class types, related to arrays.<text:line-break/></text:p>
        </text:list-item>
        <text:list-item>
          <text:p text:style-name="P6">What eC keyword is used to declare the 'regular' type of classes?<text:line-break/></text:p>
        </text:list-item>
        <text:list-item>
          <text:p text:style-name="P6">How are regular classes instantiated?<text:line-break/></text:p>
        </text:list-item>
        <text:list-item>
          <text:p text:style-name="P6">Name 3 differences between eC regular classes and 'struct' classes?<text:line-break/></text:p>
        </text:list-item>
        <text:list-item>
          <text:p text:style-name="P8"><text:span text:style-name="T10">When is a semicolon mandatory at the end of a class or struct definition? When is a semicolon allowed at the end of a class or struct union?</text:span><text:span text:style-name="T6"><text:line-break/></text:span></text:p>
        </text:list-item>
        <text:list-item>
          <text:p text:style-name="P7">In which 2 scenarios do regular classes get automatically destroyed?<text:line-break/></text:p>
        </text:list-item>
        <text:list-item>
          <text:p text:style-name="P7"><text:span text:style-name="T3">Give an example of an instantiation (complete with context) where the user is required to explicitly destroy the object (for a regular class).<text:line-break/></text:span><text:span text:style-name="T6">Note: In a future version of eC, we hope to automatically destroy all named instantiations, including local variables inside functions.<text:line-break/></text:span></text:p>
        </text:list-item>
        <text:list-item>
          <text:p text:style-name="P7">Give an example of declaring a handle (handle only) to an object, and then assigning an anonymous instantiation to it. If the handle is global or inside a class, will the object you just assigned to it automatically get deleted?<text:line-break/></text:p>
        </text:list-item>
        <text:list-item>
          <text:p text:style-name="P7">What technique does eC make use of to support this automatic management of memory?<text:line-break/></text:p>
        </text:list-item>
        <text:list-item>
          <text:p text:style-name="P7">What is special about some classes of the Ecere SDK, such as Window and Socket?<text:line-break/><text:soft-page-break/></text:p>
        </text:list-item>
        <text:list-item>
          <text:p text:style-name="P7">What are the 4 things that can happen within the construction of an instance of a class?<text:line-break/></text:p>
        </text:list-item>
        <text:list-item>
          <text:p text:style-name="P7">Give an example of the use of a default value assignment for a class.<text:line-break/></text:p>
        </text:list-item>
        <text:list-item>
          <text:p text:style-name="P7">What is the syntax to define a constructor in eC?<text:line-break/></text:p>
        </text:list-item>
        <text:list-item>
          <text:p text:style-name="P7">What parameters can eC constructors take?<text:line-break/></text:p>
        </text:list-item>
        <text:list-item>
          <text:p text:style-name="P7">What can be used instead of constructor parameters (found e.g. in C++) in eC?<text:line-break/></text:p>
        </text:list-item>
        <text:list-item>
          <text:p text:style-name="P7">What is the data type of the return value of constructors in eC, and what does it mean?<text:line-break/></text:p>
        </text:list-item>
        <text:list-item>
          <text:p text:style-name="P7">How do you define a method which is related to a class, but does not actually act on a particular instance of the class (called "static methods" in C++)?</text:p>
          <text:p text:style-name="P7"/>
        </text:list-item>
        <text:list-item>
          <text:p text:style-name="P4">How can you then invoke such a method which does not require an instance to be called, without an instance? Can you still call it from an instance?<text:line-break/></text:p>
        </text:list-item>
        <text:list-item>
          <text:p text:style-name="P7">Give an example of redefining the data type of the this pointer for a method to another class.<text:line-break/></text:p>
        </text:list-item>
        <text:list-item>
          <text:p text:style-name="P7">Can this method be applied outside of a class? Give an example.<text:line-break/></text:p>
        </text:list-item>
        <text:list-item>
          <text:p text:style-name="P7">What is the meaning of specifying a 'this' class in the same manner, but specifying the class the method it is defined in?<text:line-break/></text:p>
        </text:list-item>
        <text:list-item>
          <text:p text:style-name="P7">What is this particular technique named? What aspect of GUI programming will it be used for?<text:line-break/></text:p>
          <text:p text:style-name="P9"/>
          <text:p text:style-name="P9">Note regarding multiple instances declarations:<text:line-break/>eC now features powerful container classes which provides an elegant syntax for declaring multiple instances at once. The following instantiates 10 InventoryItem objects:<text:line-break/></text:p>
          <text:p text:style-name="P5"><text:span text:style-name="T8">Array&lt;InventoryItem&gt; items { [ <text:s/>{ }, { }, { }, <text:s/>{ }, <text:s/>{ }, <text:s/>{ }, <text:s/>{ }, <text:s/>{ }, <text:s/>{ }, <text:s/>{ } ] };<text:line-break/><text:line-break/></text:span><text:span text:style-name="T7">We will cover container classes later o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e St-Louis</meta:initial-creator>
    <meta:creation-date>2010-09-05T02:45:47.17</meta:creation-date>
    <dc:date>2010-10-25T08:35:30.91</dc:date>
    <dc:creator>Jerome St-Louis</dc:creator>
    <meta:editing-duration>PT103H12M36S</meta:editing-duration>
    <meta:editing-cycles>180</meta:editing-cycles>
    <meta:generator>OpenOffice.org/3.2$Win32 OpenOffice.org_project/320m12$Build-9483</meta:generator>
    <meta:document-statistic meta:table-count="0" meta:image-count="0" meta:object-count="0" meta:page-count="2" meta:paragraph-count="32" meta:word-count="597" meta:character-count="3335"/>
  </office:meta>
</office:document-meta>
</file>